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199cm" fo:min-width="0cm"/>
    </style:style>
    <style:style style:name="gr2" style:family="graphic" style:parent-style-name="objectwithoutfill">
      <style:graphic-properties svg:stroke-color="#000000" draw:marker-end="Arrow" draw:marker-end-width="0.3cm" draw:fill="none" draw:fill-color="#000000" draw:textarea-vertical-align="midd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011cm" fo:min-width="3.55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47cm" fo:min-width="3.691cm"/>
    </style:style>
    <style:style style:name="gr5" style:family="graphic" style:parent-style-name="objectwithoutfill">
      <style:graphic-properties svg:stroke-color="#000000" draw:fill="none" draw:fill-color="#000000" draw:textarea-vertical-align="midd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03cm" fo:min-width="1.088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2.294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893cm" fo:min-width="2.548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957cm" fo:min-width="2.381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none" draw:fill-color="#000000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635cm" svg:x="7.488cm" svg:y="2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793cm" svg:y1="2.829cm" svg:x2="7.793cm" svg:y2="4.099cm">
          <text:p/>
        </draw:line>
        <draw:custom-shape draw:style-name="gr3" draw:text-style-name="P4" draw:layer="layout" svg:width="4.191cm" svg:height="1.397cm" svg:x="5.659cm" svg:y="4.103cm">
          <text:p text:style-name="P3">Landlo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191cm" svg:height="1.397cm" svg:x="7.762cm" svg:y="7.122cm">
          <text:p text:style-name="P3">Sign in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7.742cm" svg:y1="5.534cm" svg:x2="7.742cm" svg:y2="6.258cm">
          <text:p/>
        </draw:line>
        <draw:line draw:style-name="gr5" draw:text-style-name="P2" draw:layer="layout" svg:x1="7.742cm" svg:y1="6.245cm" svg:x2="9.774cm" svg:y2="6.245cm">
          <text:p/>
        </draw:line>
        <draw:line draw:style-name="gr2" draw:text-style-name="P2" draw:layer="layout" svg:x1="9.774cm" svg:y1="6.207cm" svg:x2="9.774cm" svg:y2="7.223cm">
          <text:p/>
        </draw:line>
        <draw:custom-shape draw:style-name="gr6" draw:text-style-name="P4" draw:layer="layout" svg:width="3.175cm" svg:height="1.905cm" svg:x="8.187cm" svg:y="9.458cm">
          <text:p text:style-name="P3">Succes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9.774cm" svg:y1="8.493cm" svg:x2="9.774cm" svg:y2="9.509cm">
          <text:p/>
        </draw:line>
        <draw:line draw:style-name="gr5" draw:text-style-name="P2" draw:layer="layout" svg:x1="11.298cm" svg:y1="10.398cm" svg:x2="12.187cm" svg:y2="10.398cm">
          <text:p/>
        </draw:line>
        <draw:line draw:style-name="gr5" draw:text-style-name="P2" draw:layer="layout" svg:x1="9.774cm" svg:y1="11.287cm" svg:x2="9.774cm" svg:y2="12.176cm">
          <text:p/>
        </draw:line>
        <draw:frame draw:style-name="gr7" draw:text-style-name="P5" draw:layer="layout" svg:width="1.778cm" svg:height="0.962cm" svg:x="12.086cm" svg:y="9.89cm">
          <draw:text-box>
            <text:p>YES</text:p>
          </draw:text-box>
        </draw:frame>
        <draw:frame draw:style-name="gr7" draw:text-style-name="P5" draw:layer="layout" svg:width="1.524cm" svg:height="0.962cm" svg:x="9.025cm" svg:y="12.088cm">
          <draw:text-box>
            <text:p>NO</text:p>
          </draw:text-box>
        </draw:frame>
        <draw:line draw:style-name="gr2" draw:text-style-name="P2" draw:layer="layout" svg:x1="9.774cm" svg:y1="12.9cm" svg:x2="9.774cm" svg:y2="13.916cm">
          <text:p/>
        </draw:line>
        <draw:line draw:style-name="gr2" draw:text-style-name="P2" draw:layer="layout" svg:x1="13.635cm" svg:y1="10.398cm" svg:x2="15.032cm" svg:y2="10.398cm">
          <text:p/>
        </draw:line>
        <draw:custom-shape draw:style-name="gr8" draw:text-style-name="P4" draw:layer="layout" svg:width="2.794cm" svg:height="1.27cm" svg:x="15.108cm" svg:y="9.763cm">
          <text:p text:style-name="P3">Upload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3.048cm" svg:height="1.143cm" svg:x="8.25cm" svg:y="13.954cm">
          <text:p text:style-name="P3">Sign up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9.774cm" svg:y1="15.097cm" svg:x2="9.774cm" svg:y2="16.24cm">
          <text:p/>
        </draw:line>
        <draw:line draw:style-name="gr5" draw:text-style-name="P2" draw:layer="layout" svg:x1="6.218cm" svg:y1="16.24cm" svg:x2="9.774cm" svg:y2="16.24cm">
          <text:p/>
        </draw:line>
        <draw:line draw:style-name="gr5" draw:text-style-name="P2" draw:layer="layout" svg:x1="6.191cm" svg:y1="7.896cm" svg:x2="6.191cm" svg:y2="16.278cm">
          <text:p/>
        </draw:line>
        <draw:line draw:style-name="gr2" draw:text-style-name="P2" draw:layer="layout" svg:x1="6.218cm" svg:y1="7.947cm" svg:x2="7.742cm" svg:y2="7.947cm">
          <text:p/>
        </draw:line>
        <draw:custom-shape draw:style-name="gr10" draw:text-style-name="P4" draw:layer="layout" svg:width="5.761cm" svg:height="2.413cm" svg:x="13.733cm" svg:y="11.808cm">
          <text:p text:style-name="P3">Already</text:p>
          <text:p text:style-name="P3">uploaded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2" draw:text-style-name="P2" draw:layer="layout" svg:x1="16.622cm" svg:y1="11.063cm" svg:x2="16.622cm" svg:y2="12.079cm">
          <text:p/>
        </draw:line>
        <draw:frame draw:style-name="gr7" draw:text-style-name="P5" draw:layer="layout" svg:width="1.778cm" svg:height="0.962cm" svg:x="20.826cm" svg:y="12.588cm">
          <draw:text-box>
            <text:p>YES</text:p>
          </draw:text-box>
        </draw:frame>
        <draw:line draw:style-name="gr5" draw:text-style-name="P2" draw:layer="layout" svg:x1="19.415cm" svg:y1="13.027cm" svg:x2="21.045cm" svg:y2="13.027cm">
          <text:p/>
        </draw:line>
        <draw:line draw:style-name="gr5" draw:text-style-name="P2" draw:layer="layout" svg:x1="22.442cm" svg:y1="13.065cm" svg:x2="23.077cm" svg:y2="13.065cm">
          <text:p/>
        </draw:line>
        <draw:line draw:style-name="gr2" draw:text-style-name="P2" draw:layer="layout" svg:x1="23.077cm" svg:y1="13.065cm" svg:x2="23.077cm" svg:y2="14.97cm">
          <text:p/>
        </draw:line>
        <draw:custom-shape draw:style-name="gr9" draw:text-style-name="P4" draw:layer="layout" svg:width="3.048cm" svg:height="1.143cm" svg:x="21.518cm" svg:y="14.904cm">
          <text:p text:style-name="P3">Sign up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6.594cm" svg:y1="14.258cm" svg:x2="16.594cm" svg:y2="15.02cm">
          <text:p/>
        </draw:line>
        <draw:frame draw:style-name="gr7" draw:text-style-name="P5" draw:layer="layout" svg:width="1.524cm" svg:height="0.962cm" svg:x="15.986cm" svg:y="15.097cm">
          <draw:text-box>
            <text:p>NO</text:p>
          </draw:text-box>
        </draw:frame>
        <draw:line draw:style-name="gr2" draw:text-style-name="P2" draw:layer="layout" svg:x1="16.584cm" svg:y1="15.976cm" svg:x2="16.584cm" svg:y2="16.992cm">
          <text:p/>
        </draw:line>
        <draw:custom-shape draw:style-name="gr9" draw:text-style-name="P4" draw:layer="layout" svg:width="3.048cm" svg:height="1.143cm" svg:x="15.06cm" svg:y="16.904cm">
          <text:p text:style-name="P3">Uploaded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1.00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4T15:12:33.581750824</meta:creation-date>
    <meta:generator>LibreOffice/6.0.7.3$Linux_X86_64 LibreOffice_project/00m0$Build-3</meta:generator>
    <dc:date>2019-02-24T15:58:58.697940815</dc:date>
    <meta:editing-duration>PT46M15S</meta:editing-duration>
    <meta:editing-cycles>25</meta:editing-cycles>
    <meta:document-statistic meta:object-count="32"/>
  </office:meta>
</office:document-meta>
</file>